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24-02-21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23-07-18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23-01-2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22-01-25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21-07-01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21-01-2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20-02-03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19-02-0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18-01-3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17-01-3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16-01-2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15-01-2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14-01-3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13-01-3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12-01-23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1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10-01-2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0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06-01-19 0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0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0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0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2000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98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9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8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7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12105533901</text:p>
          </table:table-cell>
          <table:table-cell office:value-type="string" calcext:value-type="string">
            <text:p>196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